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602in"/>
    </style:style>
    <style:style style:name="co2" style:family="table-column">
      <style:table-column-properties fo:break-before="auto" style:column-width="5.289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o-change-class</text:p>
          </table:table-cell>
          <table:table-cell office:value-type="string" calcext:value-type="string">
            <text:p>Violation</text:p>
          </table:table-cell>
          <table:table-cell office:value-type="string" calcext:value-type="string">
            <text:p>Comon-percentage</text:p>
          </table:table-cell>
          <table:table-cell office:value-type="string" calcext:value-type="string">
            <text:p>Common-count</text:p>
          </table:table-cell>
          <table:table-cell office:value-type="string" calcext:value-type="string">
            <text:p>Total(Class)</text:p>
          </table:table-cell>
        </table:table-row>
        <table:table-row table:style-name="ro1">
          <table:table-cell office:value-type="string" calcext:value-type="string">
            <text:p>/trunk/src/com/eteks/sweethome3d/swing/HomePane.java</text:p>
          </table:table-cell>
          <table:table-cell office:value-type="string" calcext:value-type="string">
            <text:p>/trunk/src/com/eteks/sweethome3d/applet/AppletUser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6.66666666666667" calcext:value-type="float">
            <text:p>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/trunk/src/com/eteks/sweethome3d/swing/HomePane.java</text:p>
          </table:table-cell>
          <table:table-cell office:value-type="string" calcext:value-type="string">
            <text:p>/trunk/src/com/eteks/sweethome3d/applet/ViewerHelper.java</text:p>
          </table:table-cell>
          <table:table-cell office:value-type="float" office:value="1" calcext:value-type="float">
            <text:p>1</text:p>
          </table:table-cell>
          <table:table-cell office:value-type="float" office:value="6.66666666666667" calcext:value-type="float">
            <text:p>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/trunk/src/com/eteks/sweethome3d/swing/HomeFurniturePanel.java</text:p>
          </table:table-cell>
          <table:table-cell office:value-type="string" calcext:value-type="string">
            <text:p>/trunk/src/com/eteks/sweethome3d/viewcontroller/HomeFurnitureController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/com/eteks/sweethome3d/model/UserPreferences.java</text:p>
          </table:table-cell>
          <table:table-cell office:value-type="string" calcext:value-type="string">
            <text:p>/trunk/src/com/eteks/sweethome3d/io/DefaultUser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applet/HomeAppletController.java</text:p>
          </table:table-cell>
          <table:table-cell office:value-type="string" calcext:value-type="string">
            <text:p>/trunk/src/com/eteks/sweethome3d/applet/AppletApplicatio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model/Home.java</text:p>
          </table:table-cell>
          <table:table-cell office:value-type="string" calcext:value-type="string">
            <text:p>/trunk/src/com/eteks/sweethome3d/swing/HomeComponent3D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model/Home.java</text:p>
          </table:table-cell>
          <table:table-cell office:value-type="string" calcext:value-type="string">
            <text:p>/trunk/src/com/eteks/sweethome3d/swing/HomePan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applet/AppletApplication.java</text:p>
          </table:table-cell>
          <table:table-cell office:value-type="string" calcext:value-type="string">
            <text:p>/trunk/src/com/eteks/sweethome3d/applet/AppletUser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trunk/src/com/eteks/sweethome3d/applet/AppletApplication.java</text:p>
          </table:table-cell>
          <table:table-cell office:value-type="string" calcext:value-type="string">
            <text:p>/trunk/src/com/eteks/sweethome3d/applet/HomeAppletController.java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trunk/src/com/eteks/sweethome3d/swing/PhotoPanel.java</text:p>
          </table:table-cell>
          <table:table-cell office:value-type="string" calcext:value-type="string">
            <text:p>/trunk/src/com/eteks/sweethome3d/swing/FileContent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/com/eteks/sweethome3d/viewcontroller/FurnitureController.java</text:p>
          </table:table-cell>
          <table:table-cell office:value-type="string" calcext:value-type="string">
            <text:p>/trunk/src/com/eteks/sweethome3d/j3d/HomePieceOfFurniture3D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viewcontroller/FurnitureController.java</text:p>
          </table:table-cell>
          <table:table-cell office:value-type="string" calcext:value-type="string">
            <text:p>/trunk/src/com/eteks/sweethome3d/model/HomeFurnitureGroup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swing/SwingTools.java</text:p>
          </table:table-cell>
          <table:table-cell office:value-type="string" calcext:value-type="string">
            <text:p>/trunk/src/com/eteks/sweethome3d/swing/TextureChoiceComponent.java</text:p>
          </table:table-cell>
          <table:table-cell office:value-type="float" office:value="1" calcext:value-type="float">
            <text:p>1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/com/eteks/sweethome3d/swing/SwingTools.java</text:p>
          </table:table-cell>
          <table:table-cell office:value-type="string" calcext:value-type="string">
            <text:p>/trunk/src/com/eteks/sweethome3d/swing/UserPreferencesPanel.java</text:p>
          </table:table-cell>
          <table:table-cell office:value-type="float" office:value="1" calcext:value-type="float">
            <text:p>1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/com/eteks/sweethome3d/swing/SwingViewFactory.java</text:p>
          </table:table-cell>
          <table:table-cell office:value-type="string" calcext:value-type="string">
            <text:p>/trunk/src/com/eteks/sweethome3d/swing/HomePane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swing/UserPreferencesPanel.java</text:p>
          </table:table-cell>
          <table:table-cell office:value-type="string" calcext:value-type="string">
            <text:p>/trunk/src/com/eteks/sweethome3d/applet/AppletUser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swing/UserPreferencesPanel.java</text:p>
          </table:table-cell>
          <table:table-cell office:value-type="string" calcext:value-type="string">
            <text:p>/trunk/src/com/eteks/sweethome3d/io/DefaultUser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swing/FurnitureCatalogListPanel.java</text:p>
          </table:table-cell>
          <table:table-cell office:value-type="string" calcext:value-type="string">
            <text:p>/trunk/src/com/eteks/sweethome3d/swing/HomePane.java</text:p>
          </table:table-cell>
          <table:table-cell office:value-type="float" office:value="1" calcext:value-type="float">
            <text:p>1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/com/eteks/sweethome3d/viewcontroller/HomeFurnitureController.java</text:p>
          </table:table-cell>
          <table:table-cell office:value-type="string" calcext:value-type="string">
            <text:p>/trunk/src/com/eteks/sweethome3d/model/HomeFurnitureGroup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viewcontroller/HomeFurnitureController.java</text:p>
          </table:table-cell>
          <table:table-cell office:value-type="string" calcext:value-type="string">
            <text:p>/trunk/src/com/eteks/sweethome3d/swing/HomeFurniturePane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applet/ViewerHelper.java</text:p>
          </table:table-cell>
          <table:table-cell office:value-type="string" calcext:value-type="string">
            <text:p>/trunk/src/com/eteks/sweethome3d/swing/FileContent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applet/ViewerHelper.java</text:p>
          </table:table-cell>
          <table:table-cell office:value-type="string" calcext:value-type="string">
            <text:p>/trunk/src/com/eteks/sweethome3d/swing/HomeComponent3D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io/DefaultTexturesCatalog.java</text:p>
          </table:table-cell>
          <table:table-cell office:value-type="string" calcext:value-type="string">
            <text:p>/trunk/src/com/eteks/sweethome3d/io/DefaultFurnitureCatalog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swing/BackgroundImageWizardStepsPanel.java</text:p>
          </table:table-cell>
          <table:table-cell office:value-type="string" calcext:value-type="string">
            <text:p>/trunk/src/com/eteks/sweethome3d/swing/ImportedFurnitureWizardStepsPane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swing/BackgroundImageWizardStepsPanel.java</text:p>
          </table:table-cell>
          <table:table-cell office:value-type="string" calcext:value-type="string">
            <text:p>/trunk/src/com/eteks/sweethome3d/swing/ImportedTextureWizardStepsPane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swing/HomeComponent3D.java</text:p>
          </table:table-cell>
          <table:table-cell office:value-type="string" calcext:value-type="string">
            <text:p>/trunk/src/com/eteks/sweethome3d/applet/ViewerHelper.java</text:p>
          </table:table-cell>
          <table:table-cell office:value-type="float" office:value="1" calcext:value-type="float">
            <text:p>1</text:p>
          </table:table-cell>
          <table:table-cell office:value-type="float" office:value="9.52380952380952" calcext:value-type="float">
            <text:p>9.523809523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/trunk/src/com/eteks/sweethome3d/swing/HomeComponent3D.java</text:p>
          </table:table-cell>
          <table:table-cell office:value-type="string" calcext:value-type="string">
            <text:p>/trunk/src/com/eteks/sweethome3d/j3d/HomePieceOfFurniture3D.java</text:p>
          </table:table-cell>
          <table:table-cell office:value-type="float" office:value="1" calcext:value-type="float">
            <text:p>1</text:p>
          </table:table-cell>
          <table:table-cell office:value-type="float" office:value="9.52380952380952" calcext:value-type="float">
            <text:p>9.523809523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/trunk/src/com/eteks/sweethome3d/io/FileUserPreferences.java</text:p>
          </table:table-cell>
          <table:table-cell office:value-type="string" calcext:value-type="string">
            <text:p>/trunk/src/com/eteks/sweethome3d/applet/AppletUser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io/FileUserPreferences.java</text:p>
          </table:table-cell>
          <table:table-cell office:value-type="string" calcext:value-type="string">
            <text:p>/trunk/src/com/eteks/sweethome3d/io/DefaultUser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viewcontroller/ContentManager.java</text:p>
          </table:table-cell>
          <table:table-cell office:value-type="string" calcext:value-type="string">
            <text:p>/trunk/src/com/eteks/sweethome3d/applet/Viewer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/com/eteks/sweethome3d/viewcontroller/ContentManager.java</text:p>
          </table:table-cell>
          <table:table-cell office:value-type="string" calcext:value-type="string">
            <text:p>/trunk/src/com/eteks/sweethome3d/swing/FileContent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/com/eteks/sweethome3d/swing/FileContentManager.java</text:p>
          </table:table-cell>
          <table:table-cell office:value-type="string" calcext:value-type="string">
            <text:p>/trunk/src/com/eteks/sweethome3d/swing/HomePane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MacOSXConfiguration.java</text:p>
          </table:table-cell>
          <table:table-cell office:value-type="string" calcext:value-type="string">
            <text:p>/trunk/src/com/eteks/sweethome3d/SweetHome3D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swing/ImportedTextureWizardStepsPanel.java</text:p>
          </table:table-cell>
          <table:table-cell office:value-type="string" calcext:value-type="string">
            <text:p>/trunk/src/com/eteks/sweethome3d/swing/BackgroundImageWizardStepsPanel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swing/ImportedTextureWizardStepsPanel.java</text:p>
          </table:table-cell>
          <table:table-cell office:value-type="string" calcext:value-type="string">
            <text:p>/trunk/src/com/eteks/sweethome3d/swing/ImportedFurnitureWizardStepsPane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swing/ImportedFurnitureWizardStepsPanel.java</text:p>
          </table:table-cell>
          <table:table-cell office:value-type="string" calcext:value-type="string">
            <text:p>/trunk/src/com/eteks/sweethome3d/swing/ImportedTextureWizardStepsPanel.java</text:p>
          </table:table-cell>
          <table:table-cell office:value-type="float" office:value="1" calcext:value-type="float">
            <text:p>1</text:p>
          </table:table-cell>
          <table:table-cell office:value-type="float" office:value="36.3636363636364" calcext:value-type="float">
            <text:p>36.363636363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trunk/src/com/eteks/sweethome3d/applet/SweetHome3DApplet.java</text:p>
          </table:table-cell>
          <table:table-cell office:value-type="string" calcext:value-type="string">
            <text:p>/trunk/src/com/eteks/sweethome3d/applet/AppletApplication.java</text:p>
          </table:table-cell>
          <table:table-cell office:value-type="float" office:value="1" calcext:value-type="float">
            <text:p>1</text:p>
          </table:table-cell>
          <table:table-cell office:value-type="float" office:value="35.2941176470588" calcext:value-type="float">
            <text:p>35.294117647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/trunk/src/com/eteks/sweethome3d/viewcontroller/HomeView.java</text:p>
          </table:table-cell>
          <table:table-cell office:value-type="string" calcext:value-type="string">
            <text:p>/trunk/src/com/eteks/sweethome3d/applet/ViewerHelp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/com/eteks/sweethome3d/io/DefaultUserPreferences.java</text:p>
          </table:table-cell>
          <table:table-cell office:value-type="string" calcext:value-type="string">
            <text:p>/trunk/src/com/eteks/sweethome3d/applet/AppletUser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io/DefaultUserPreferences.java</text:p>
          </table:table-cell>
          <table:table-cell office:value-type="string" calcext:value-type="string">
            <text:p>/trunk/src/com/eteks/sweethome3d/io/FileUser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viewcontroller/UserPreferencesController.java</text:p>
          </table:table-cell>
          <table:table-cell office:value-type="string" calcext:value-type="string">
            <text:p>/trunk/src/com/eteks/sweethome3d/applet/AppletUser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viewcontroller/UserPreferencesController.java</text:p>
          </table:table-cell>
          <table:table-cell office:value-type="string" calcext:value-type="string">
            <text:p>/trunk/src/com/eteks/sweethome3d/io/DefaultUser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swing/PlanComponent.java</text:p>
          </table:table-cell>
          <table:table-cell office:value-type="string" calcext:value-type="string">
            <text:p>/trunk/src/com/eteks/sweethome3d/j3d/HomePieceOfFurniture3D.java</text:p>
          </table:table-cell>
          <table:table-cell office:value-type="float" office:value="1" calcext:value-type="float">
            <text:p>1</text:p>
          </table:table-cell>
          <table:table-cell office:value-type="float" office:value="10.7142857142857" calcext:value-type="float">
            <text:p>10.714285714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/trunk/src/com/eteks/sweethome3d/swing/PlanComponent.java</text:p>
          </table:table-cell>
          <table:table-cell office:value-type="string" calcext:value-type="string">
            <text:p>/trunk/src/com/eteks/sweethome3d/model/Home.java</text:p>
          </table:table-cell>
          <table:table-cell office:value-type="float" office:value="1" calcext:value-type="float">
            <text:p>1</text:p>
          </table:table-cell>
          <table:table-cell office:value-type="float" office:value="7.14285714285714" calcext:value-type="float">
            <text:p>7.142857142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/trunk/src/com/eteks/sweethome3d/viewcontroller/HomeController.java</text:p>
          </table:table-cell>
          <table:table-cell office:value-type="string" calcext:value-type="string">
            <text:p>/trunk/src/com/eteks/sweethome3d/SweetHome3D.java</text:p>
          </table:table-cell>
          <table:table-cell office:value-type="float" office:value="1" calcext:value-type="float">
            <text:p>1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/trunk/src/com/eteks/sweethome3d/viewcontroller/HomeController.java</text:p>
          </table:table-cell>
          <table:table-cell office:value-type="string" calcext:value-type="string">
            <text:p>/trunk/src/com/eteks/sweethome3d/applet/AppletApplication.java</text:p>
          </table:table-cell>
          <table:table-cell office:value-type="float" office:value="1" calcext:value-type="float">
            <text:p>1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/trunk/src/com/eteks/sweethome3d/swing/FurnitureTable.java</text:p>
          </table:table-cell>
          <table:table-cell office:value-type="string" calcext:value-type="string">
            <text:p>/trunk/src/com/eteks/sweethome3d/j3d/HomePieceOfFurniture3D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swing/FurnitureTable.java</text:p>
          </table:table-cell>
          <table:table-cell office:value-type="string" calcext:value-type="string">
            <text:p>/trunk/src/com/eteks/sweethome3d/model/HomeFurnitureGroup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viewcontroller/PlanController.java</text:p>
          </table:table-cell>
          <table:table-cell office:value-type="string" calcext:value-type="string">
            <text:p>/trunk/src/com/eteks/sweethome3d/swing/HomeComponent3D.java</text:p>
          </table:table-cell>
          <table:table-cell office:value-type="float" office:value="1" calcext:value-type="float">
            <text:p>1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/trunk/src/com/eteks/sweethome3d/viewcontroller/PlanController.java</text:p>
          </table:table-cell>
          <table:table-cell office:value-type="string" calcext:value-type="string">
            <text:p>/trunk/src/com/eteks/sweethome3d/swing/HomePane.java</text:p>
          </table:table-cell>
          <table:table-cell office:value-type="float" office:value="1" calcext:value-type="float">
            <text:p>1</text:p>
          </table:table-cell>
          <table:table-cell office:value-type="float" office:value="9.52380952380952" calcext:value-type="float">
            <text:p>9.523809523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/trunk/src/com/eteks/sweethome3d/SweetHome3D.java</text:p>
          </table:table-cell>
          <table:table-cell office:value-type="string" calcext:value-type="string">
            <text:p>/trunk/src/com/eteks/sweethome3d/viewcontroller/HomeControll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/com/eteks/sweethome3d/model/UserPreferences.java</text:p>
          </table:table-cell>
          <table:table-cell office:value-type="string" calcext:value-type="string">
            <text:p>/trunk/src/com/eteks/sweethome3d/applet/AppletUserPreferenc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j3d/HomePieceOfFurniture3D.java</text:p>
          </table:table-cell>
          <table:table-cell office:value-type="string" calcext:value-type="string">
            <text:p>/trunk/src/com/eteks/sweethome3d/model/HomeFurnitureGroup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j3d/HomePieceOfFurniture3D.java</text:p>
          </table:table-cell>
          <table:table-cell office:value-type="string" calcext:value-type="string">
            <text:p>/trunk/src/com/eteks/sweethome3d/model/HomePieceOfFurniture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SweetHome3DBootstrap.java</text:p>
          </table:table-cell>
          <table:table-cell office:value-type="string" calcext:value-type="string">
            <text:p>/trunk/src/com/eteks/sweethome3d/applet/SweetHome3DApplet.java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SweetHome3DBootstrap.java</text:p>
          </table:table-cell>
          <table:table-cell office:value-type="string" calcext:value-type="string">
            <text:p>/trunk/src/com/eteks/sweethome3d/applet/SweetHome3DViewer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applet/AppletUserPreferences.java</text:p>
          </table:table-cell>
          <table:table-cell office:value-type="string" calcext:value-type="string">
            <text:p>/trunk/src/com/eteks/sweethome3d/applet/SweetHome3DApplet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/com/eteks/sweethome3d/model/HomePieceOfFurniture.java</text:p>
          </table:table-cell>
          <table:table-cell office:value-type="string" calcext:value-type="string">
            <text:p>/trunk/src/com/eteks/sweethome3d/j3d/HomePieceOfFurniture3D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model/HomePieceOfFurniture.java</text:p>
          </table:table-cell>
          <table:table-cell office:value-type="string" calcext:value-type="string">
            <text:p>/trunk/src/com/eteks/sweethome3d/model/HomeFurnitureGroup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viewcontroller/HomeView.java</text:p>
          </table:table-cell>
          <table:table-cell office:value-type="string" calcext:value-type="string">
            <text:p>/trunk/src/com/eteks/sweethome3d/j3d/HomePieceOfFurniture3D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/com/eteks/sweethome3d/model/HomeFurnitureGroup.java</text:p>
          </table:table-cell>
          <table:table-cell office:value-type="string" calcext:value-type="string">
            <text:p>/trunk/src/com/eteks/sweethome3d/model/HomePieceOfFurniture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applet/SweetHome3DViewer.java</text:p>
          </table:table-cell>
          <table:table-cell office:value-type="string" calcext:value-type="string">
            <text:p>/trunk/src/com/eteks/sweethome3d/SweetHome3DBootstrap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applet/SweetHome3DViewer.java</text:p>
          </table:table-cell>
          <table:table-cell office:value-type="string" calcext:value-type="string">
            <text:p>/trunk/src/com/eteks/sweethome3d/applet/SweetHome3DApplet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Sheet1.A1:Sheet1.F64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5T15:50:46.356849688</dc:date>
    <meta:document-statistic meta:table-count="1" meta:cell-count="384" meta:object-count="0"/>
    <meta:generator>LibreOffice/4.2.7.2$Linux_X86_64 LibreOffice_project/420m0$Build-2</meta:generator>
  </office:meta>
</office:document-meta>
</file>